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" style:family="paragraph" style:parent-style-name="Standard" style:list-style-name="WWNum1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0pt" fo:font-style="normal" style:font-size-asian="10pt" style:font-style-asian="normal" style:font-size-complex="10pt"/>
    </style:style>
    <style:style style:name="T5" style:family="text">
      <style:text-properties fo:color="#202124" fo:font-size="14pt" style:font-size-asian="14pt" style:font-size-complex="14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СВЕДЕНИЯ ОБ АВТОРЕ.</text:span></text:p>
      <text:list xml:id="list3165078672" text:style-name="WWNum1">
        <text:list-item>
          <text:p text:style-name="P1"><text:span text:style-name="T2">Богатырев Таир Тофиг оглы</text:span></text:p>
        </text:list-item>
        <text:list-item>
          <text:p text:style-name="P1"><text:span text:style-name="T2">Студент</text:span></text:p>
        </text:list-item>
        <text:list-item>
          <text:p text:style-name="P1"><text:span text:style-name="T5">Академия государственного управления при президенте Азербайджанской Республики</text:span></text:p>
        </text:list-item>
        <text:list-item>
          <text:p text:style-name="P1"><text:span text:style-name="T2">Литература</text:span></text:p>
        </text:list-item>
        <text:list-item>
          <text:p text:style-name="P1"><text:span text:style-name="T2">3</text:span></text:p>
        </text:list-item>
        <text:list-item>
          <text:p text:style-name="P1"><text:span text:style-name="T2">28 may kucesi 33, ev 75, menzil 15 Pyramida plaza (AZ1010)</text:span></text:p>
        </text:list-item>
        <text:list-item>
          <text:p text:style-name="P2"><text:bookmark text:name="_heading=h.gjdgxs"/><text:span text:style-name="T2"><text:s/>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15:28:00</meta:creation-date>
    <meta:initial-creator>Kamila Asadova</meta:initial-creator>
    <meta:document-statistic meta:table-count="0" meta:image-count="0" meta:object-count="0" meta:page-count="1" meta:paragraph-count="8" meta:word-count="36" meta:character-count="214" meta:non-whitespace-character-count="192"/>
    <meta:generator>LibreOfficeDev/6.0.5.2$Linux_X86_64 LibreOffice_project/</meta:generator>
  </office:meta>
</office:document-meta>
</file>